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AF200001C5B00000EDCC8A29391.svg"/>
  <manifest:file-entry manifest:media-type="image/png" manifest:full-path="Pictures/10000201000000CB0000011E68F79B79.png"/>
  <manifest:file-entry manifest:media-type="image/svg+xml" manifest:full-path="Pictures/1001B0E8000031B8000031B84247F92A.svg"/>
  <manifest:file-entry manifest:media-type="image/png" manifest:full-path="Pictures/10000201000001E1000001E179960A98.png"/>
  <manifest:file-entry manifest:media-type="image/png" manifest:full-path="Pictures/100002010000028800000303FC18273E.png"/>
  <manifest:file-entry manifest:media-type="image/png" manifest:full-path="Pictures/100002010000011200000090AF1E3051.png"/>
  <manifest:file-entry manifest:media-type="image/svg+xml" manifest:full-path="Pictures/100008BA00000BF600000CBC6DCD3E0B.svg"/>
  <manifest:file-entry manifest:media-type="image/png" manifest:full-path="Pictures/10000201000000740000007BE840D434.png"/>
  <manifest:file-entry manifest:media-type="image/svg+xml" manifest:full-path="Pictures/1000108200002363000023639D813349.svg"/>
  <manifest:file-entry manifest:media-type="image/png" manifest:full-path="Pictures/10000201000000AC000000A1609BF7F7.png"/>
  <manifest:file-entry manifest:media-type="image/svg+xml" manifest:full-path="Pictures/1000FBFB000014F200001D8C1BB0A059.svg"/>
  <manifest:file-entry manifest:media-type="image/png" manifest:full-path="Pictures/1000020100000156000001565099E4CB.png"/>
  <manifest:file-entry manifest:media-type="image/svg+xml" manifest:full-path="Pictures/1000425D00005224000061C47BA7A9B7.svg"/>
  <manifest:file-entry manifest:media-type="image/svg+xml" manifest:full-path="Pictures/10009E67000011CE000010A68C3D9376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7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2.097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4.1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3.71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16cm" fo:min-width="0.26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16cm" fo:min-width="0.268cm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5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77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6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1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9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5.03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marker-end="Rounded_20_large_20_Arrow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Times New Roman'" style:font-style-name="Italic" style:font-family-generic="roman" style:font-pitch="variable" fo:font-size="24pt" fo:font-weight="normal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24pt" fo:font-weight="normal"/>
    </style:style>
    <style:style style:name="T2" style:family="text">
      <style:text-properties fo:font-family="'Times New Roman'" style:font-style-name="Italic" style:font-family-generic="roman" style:font-pitch="variable" fo:font-size="24pt" fo:font-style="italic" fo:font-weight="normal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01cm" svg:height="1.204cm" svg:x="8.363cm" svg:y="15.089cm">
          <draw:text-box>
            <text:p><text:span text:style-name="T1">search control (trapdoors)</text:span></text:p>
          </draw:text-box>
        </draw:frame>
        <draw:frame draw:style-name="gr2" draw:text-style-name="P1" draw:layer="layout" svg:width="12.597cm" svg:height="1.204cm" svg:x="7.439cm" svg:y="16.756cm">
          <draw:text-box>
            <text:p><text:span text:style-name="T1">access control (encryption keys)</text:span></text:p>
          </draw:text-box>
        </draw:frame>
        <draw:line draw:style-name="gr3" draw:text-style-name="P2" draw:layer="layout" svg:x1="6.715cm" svg:y1="16.367cm" svg:x2="19.923cm" svg:y2="16.367cm">
          <text:p/>
        </draw:line>
        <draw:frame draw:style-name="gr4" draw:text-style-name="P1" draw:layer="layout" svg:width="4.642cm" svg:height="2.157cm" svg:x="1.632cm" svg:y="6.95cm">
          <draw:text-box>
            <text:p><text:span text:style-name="T1">encrypted</text:span></text:p>
            <text:p><text:span text:style-name="T1">documents</text:span></text:p>
          </draw:text-box>
        </draw:frame>
        <draw:frame draw:style-name="gr5" draw:text-style-name="P1" draw:layer="layout" svg:width="4.219cm" svg:height="2.157cm" svg:x="9.433cm" svg:y="10.751cm">
          <draw:text-box>
            <text:p><text:span text:style-name="T1">encrypted</text:span></text:p>
            <text:p><text:span text:style-name="T1">index</text:span></text:p>
          </draw:text-box>
        </draw:frame>
        <draw:g>
          <draw:custom-shape draw:style-name="gr6" draw:text-style-name="P2" xml:id="id1" draw:id="id1" draw:layer="layout" svg:width="0.769cm" svg:height="0.466cm" svg:x="8.125cm" svg:y="8.7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2" draw:id="id2" draw:layer="layout" svg:width="0.768cm" svg:height="0.466cm" svg:x="7.314cm" svg:y="9.50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3" draw:id="id3" draw:layer="layout" svg:width="0.768cm" svg:height="0.466cm" svg:x="8.766cm" svg:y="9.50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xml:id="id5" draw:id="id5" draw:layer="layout" svg:width="0.769cm" svg:height="0.466cm" svg:x="7.698cm" svg:y="10.31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2" xml:id="id4" draw:id="id4" draw:layer="layout" svg:width="0.769cm" svg:height="0.466cm" svg:x="6.588cm" svg:y="10.31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xml:id="id6" draw:id="id6" draw:layer="layout" svg:width="0.769cm" svg:height="0.466cm" svg:x="8.639cm" svg:y="10.31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2" xml:id="id7" draw:id="id7" draw:layer="layout" svg:width="0.769cm" svg:height="0.466cm" svg:x="9.614cm" svg:y="10.313cm">
            <text:p/>
            <draw:enhanced-geometry svg:viewBox="0 0 21600 21600" draw:mirror-vertical="true" draw:type="rectangle" draw:enhanced-path="M 0 0 L 21600 0 21600 21600 0 21600 0 0 Z N"/>
          </draw:custom-shape>
          <draw:connector draw:style-name="gr8" draw:text-style-name="P2" draw:layer="layout" draw:type="line" svg:x1="8.509cm" svg:y1="9.211cm" svg:x2="7.698cm" svg:y2="9.507cm" draw:start-shape="id1" draw:start-glue-point="2" draw:end-shape="id2" draw:end-glue-point="0" svg:d="M8509 9211l-811 296">
            <text:p/>
          </draw:connector>
          <draw:connector draw:style-name="gr8" draw:text-style-name="P2" draw:layer="layout" draw:type="line" svg:x1="8.509cm" svg:y1="9.211cm" svg:x2="9.15cm" svg:y2="9.507cm" draw:start-shape="id1" draw:start-glue-point="2" draw:end-shape="id3" draw:end-glue-point="0" svg:d="M8509 9211l641 296">
            <text:p/>
          </draw:connector>
          <draw:connector draw:style-name="gr8" draw:text-style-name="P2" draw:layer="layout" draw:type="line" svg:x1="7.698cm" svg:y1="9.973cm" svg:x2="6.972cm" svg:y2="10.312cm" draw:start-shape="id2" draw:start-glue-point="2" draw:end-shape="id4" draw:end-glue-point="0" svg:d="M7698 9973l-726 339">
            <text:p/>
          </draw:connector>
          <draw:connector draw:style-name="gr8" draw:text-style-name="P2" draw:layer="layout" draw:type="line" svg:x1="7.698cm" svg:y1="9.973cm" svg:x2="8.083cm" svg:y2="10.312cm" draw:start-shape="id2" draw:start-glue-point="2" draw:end-shape="id5" draw:end-glue-point="2" svg:d="M7698 9973l385 339">
            <text:p/>
          </draw:connector>
          <draw:connector draw:style-name="gr8" draw:text-style-name="P2" draw:layer="layout" draw:type="line" svg:x1="9.15cm" svg:y1="9.973cm" svg:x2="9.024cm" svg:y2="10.313cm" draw:start-shape="id3" draw:start-glue-point="2" draw:end-shape="id6" draw:end-glue-point="2" svg:d="M9150 9973l-126 340">
            <text:p/>
          </draw:connector>
          <draw:connector draw:style-name="gr8" draw:text-style-name="P2" draw:layer="layout" draw:type="line" svg:x1="9.15cm" svg:y1="9.973cm" svg:x2="9.999cm" svg:y2="10.313cm" draw:start-shape="id3" draw:start-glue-point="2" draw:end-shape="id7" draw:end-glue-point="2" svg:d="M9150 9973l849 340">
            <text:p/>
          </draw:connector>
        </draw:g>
        <draw:frame draw:style-name="gr9" draw:text-style-name="P1" draw:layer="layout" svg:width="3.042cm" svg:height="2.157cm" svg:x="22.528cm" svg:y="8.301cm">
          <draw:text-box>
            <text:p><text:span text:style-name="T1">search</text:span></text:p>
            <text:p><text:span text:style-name="T1">query</text:span></text:p>
          </draw:text-box>
        </draw:frame>
        <draw:frame draw:style-name="gr10" draw:text-style-name="P1" draw:layer="layout" svg:width="3.275cm" svg:height="2.157cm" svg:x="16.502cm" svg:y="11.868cm">
          <draw:text-box>
            <text:p><text:span text:style-name="T1">top </text:span><text:span text:style-name="T2">k</text:span></text:p>
            <text:p><text:span text:style-name="T1">ranking</text:span></text:p>
          </draw:text-box>
        </draw:frame>
        <draw:g>
          <draw:custom-shape draw:style-name="gr11" draw:text-style-name="P2" draw:layer="layout" svg:width="1.143cm" svg:height="1.016cm" svg:x="22.18cm" svg:y="10.605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143cm" svg:height="1.016cm" svg:x="23.28cm" svg:y="10.605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143cm" svg:height="1.016cm" svg:x="24.38cm" svg:y="10.605cm">
            <text:p text:style-name="P2">1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" draw:layer="layout" svg:width="4.689cm" svg:height="1.204cm" svg:x="1.963cm" svg:y="18.018cm">
          <draw:text-box>
            <text:p><text:span text:style-name="T1">data owner</text:span></text:p>
          </draw:text-box>
        </draw:frame>
        <draw:frame draw:style-name="gr13" draw:text-style-name="P1" draw:layer="layout" svg:width="4.456cm" svg:height="1.204cm" svg:x="21.955cm" svg:y="17.764cm">
          <draw:text-box>
            <text:p><text:span text:style-name="T1">data users</text:span></text:p>
          </draw:text-box>
        </draw:frame>
        <draw:frame draw:style-name="gr14" draw:text-style-name="P1" draw:layer="layout" svg:width="5.535cm" svg:height="2.157cm" svg:x="16.621cm" svg:y="2.653cm">
          <draw:text-box>
            <text:p><text:span text:style-name="T1">Semi-trusted</text:span></text:p>
            <text:p><text:span text:style-name="T1">cloud servers</text:span></text:p>
          </draw:text-box>
        </draw:frame>
        <draw:frame draw:style-name="gr15" draw:text-style-name="P2" draw:layer="layout" svg:width="10.795cm" svg:height="6.35cm" svg:x="9.128cm" svg:y="2.778cm">
          <draw:image xlink:href="Pictures/100002010000011200000090AF1E3051.png" xlink:type="simple" xlink:show="embed" xlink:actuate="onLoad"/>
          <draw:image xlink:href="Pictures/10001AF200001C5B00000EDCC8A29391.svg" xlink:type="simple" xlink:show="embed" xlink:actuate="onLoad">
            <text:p/>
          </draw:image>
        </draw:frame>
        <draw:path draw:style-name="gr16" draw:text-style-name="P2" draw:layer="layout" svg:width="5.46cm" svg:height="6.095cm" svg:x="17.129cm" svg:y="8.112cm" svg:viewBox="0 0 5461 6096" svg:d="M0 0c1143 3810 5461 6096 5461 6096">
          <text:p/>
        </draw:path>
        <draw:path draw:style-name="gr16" draw:text-style-name="P2" draw:layer="layout" svg:width="6.857cm" svg:height="5.46cm" svg:x="5.572cm" svg:y="7.731cm" svg:viewBox="0 0 6858 5461" svg:d="M0 5461c5276-2520 6858-5461 6858-5461">
          <text:p/>
        </draw:path>
        <draw:path draw:style-name="gr16" draw:text-style-name="P2" draw:layer="layout" svg:width="7.746cm" svg:height="5.968cm" svg:x="3.286cm" svg:y="6.588cm" svg:viewBox="0 0 7747 5969" svg:d="M0 5969c1397-4826 7747-5969 7747-5969">
          <text:p/>
        </draw:path>
        <draw:path draw:style-name="gr16" draw:text-style-name="P2" draw:layer="layout" svg:width="5.46cm" svg:height="6.73cm" svg:x="18.145cm" svg:y="6.969cm" svg:viewBox="0 0 5461 6731" svg:d="M5461 6731c-266-3984-5461-6731-5461-6731">
          <text:p/>
        </draw:path>
        <draw:frame draw:style-name="gr15" draw:text-style-name="P2" draw:layer="layout" svg:width="2.921cm" svg:height="3.429cm" svg:x="6.207cm" svg:y="4.175cm">
          <draw:image xlink:href="Pictures/100002010000028800000303FC18273E.png" xlink:type="simple" xlink:show="embed" xlink:actuate="onLoad"/>
          <draw:image xlink:href="Pictures/1000425D00005224000061C47BA7A9B7.svg" xlink:type="simple" xlink:show="embed" xlink:actuate="onLoad">
            <text:p/>
          </draw:image>
        </draw:frame>
        <draw:frame draw:style-name="gr15" draw:text-style-name="P2" draw:layer="layout" svg:width="2.894cm" svg:height="3.113cm" svg:x="18.145cm" svg:y="9.19cm">
          <draw:image xlink:href="Pictures/1000020100000156000001565099E4CB.png" xlink:type="simple" xlink:show="embed" xlink:actuate="onLoad"/>
          <draw:image xlink:href="Pictures/1000108200002363000023639D813349.svg" xlink:type="simple" xlink:show="embed" xlink:actuate="onLoad">
            <text:p/>
          </draw:image>
        </draw:frame>
        <draw:frame draw:style-name="gr15" draw:text-style-name="P2" draw:layer="layout" svg:width="1.524cm" svg:height="1.991cm" svg:x="5.953cm" svg:y="5.572cm">
          <draw:image xlink:href="Pictures/10000201000000740000007BE840D434.png" xlink:type="simple" xlink:show="embed" xlink:actuate="onLoad"/>
          <draw:image xlink:href="Pictures/100008BA00000BF600000CBC6DCD3E0B.svg" xlink:type="simple" xlink:show="embed" xlink:actuate="onLoad">
            <text:p/>
          </draw:image>
        </draw:frame>
        <draw:frame draw:style-name="gr15" draw:text-style-name="P2" draw:layer="layout" svg:width="1.524cm" svg:height="1.991cm" svg:x="7.096cm" svg:y="9.636cm">
          <draw:image xlink:href="Pictures/10000201000000740000007BE840D434.png" xlink:type="simple" xlink:show="embed" xlink:actuate="onLoad"/>
          <draw:image xlink:href="Pictures/100008BA00000BF600000CBC6DCD3E0B.svg" xlink:type="simple" xlink:show="embed" xlink:actuate="onLoad">
            <text:p/>
          </draw:image>
        </draw:frame>
        <draw:frame draw:style-name="gr15" draw:text-style-name="P2" draw:layer="layout" svg:width="1.524cm" svg:height="1.991cm" svg:x="19.161cm" svg:y="10.566cm">
          <draw:image xlink:href="Pictures/10000201000000740000007BE840D434.png" xlink:type="simple" xlink:show="embed" xlink:actuate="onLoad"/>
          <draw:image xlink:href="Pictures/100008BA00000BF600000CBC6DCD3E0B.svg" xlink:type="simple" xlink:show="embed" xlink:actuate="onLoad">
            <text:p/>
          </draw:image>
        </draw:frame>
        <draw:frame draw:style-name="gr15" draw:text-style-name="P2" draw:layer="layout" svg:width="1.524cm" svg:height="1.991cm" svg:x="23.479cm" svg:y="11.16cm">
          <draw:image xlink:href="Pictures/10000201000000740000007BE840D434.png" xlink:type="simple" xlink:show="embed" xlink:actuate="onLoad"/>
          <draw:image xlink:href="Pictures/100008BA00000BF600000CBC6DCD3E0B.svg" xlink:type="simple" xlink:show="embed" xlink:actuate="onLoad">
            <text:p/>
          </draw:image>
        </draw:frame>
        <draw:frame draw:style-name="gr17" draw:text-style-name="P2" draw:layer="layout" svg:width="4.824cm" svg:height="4.439cm" svg:x="1.889cm" svg:y="13.579cm">
          <draw:image xlink:href="Pictures/10000201000001E1000001E179960A98.png" xlink:type="simple" xlink:show="embed" xlink:actuate="onLoad"/>
          <draw:image xlink:href="Pictures/1001B0E8000031B8000031B84247F92A.svg" xlink:type="simple" xlink:show="embed" xlink:actuate="onLoad">
            <text:p/>
          </draw:image>
        </draw:frame>
        <draw:frame draw:style-name="gr17" draw:text-style-name="P2" draw:layer="layout" svg:width="2.569cm" svg:height="4.016cm" svg:x="15.83cm" svg:y="4.477cm">
          <draw:image xlink:href="Pictures/10000201000000CB0000011E68F79B79.png" xlink:type="simple" xlink:show="embed" xlink:actuate="onLoad"/>
          <draw:image xlink:href="Pictures/1000FBFB000014F200001D8C1BB0A059.svg" xlink:type="simple" xlink:show="embed" xlink:actuate="onLoad">
            <text:p/>
          </draw:image>
        </draw:frame>
        <draw:frame draw:style-name="gr17" draw:text-style-name="P2" draw:layer="layout" svg:width="2.569cm" svg:height="4.016cm" svg:x="13.446cm" svg:y="4.477cm">
          <draw:image xlink:href="Pictures/10000201000000CB0000011E68F79B79.png" xlink:type="simple" xlink:show="embed" xlink:actuate="onLoad"/>
          <draw:image xlink:href="Pictures/1000FBFB000014F200001D8C1BB0A059.svg" xlink:type="simple" xlink:show="embed" xlink:actuate="onLoad">
            <text:p/>
          </draw:image>
        </draw:frame>
        <draw:frame draw:style-name="gr17" draw:text-style-name="P2" draw:layer="layout" svg:width="2.569cm" svg:height="4.016cm" svg:x="11.045cm" svg:y="4.5cm">
          <draw:image xlink:href="Pictures/10000201000000CB0000011E68F79B79.png" xlink:type="simple" xlink:show="embed" xlink:actuate="onLoad"/>
          <draw:image xlink:href="Pictures/1000FBFB000014F200001D8C1BB0A059.svg" xlink:type="simple" xlink:show="embed" xlink:actuate="onLoad">
            <text:p/>
          </draw:image>
        </draw:frame>
        <draw:frame draw:style-name="gr17" draw:text-style-name="P2" draw:layer="layout" svg:width="3.668cm" svg:height="3.372cm" svg:x="19.396cm" svg:y="15.543cm">
          <draw:image xlink:href="Pictures/10000201000000AC000000A1609BF7F7.png" xlink:type="simple" xlink:show="embed" xlink:actuate="onLoad"/>
          <draw:image xlink:href="Pictures/10009E67000011CE000010A68C3D9376.svg" xlink:type="simple" xlink:show="embed" xlink:actuate="onLoad">
            <text:p/>
          </draw:image>
        </draw:frame>
        <draw:frame draw:style-name="gr17" draw:text-style-name="P2" draw:layer="layout" svg:width="3.668cm" svg:height="3.372cm" svg:x="22.144cm" svg:y="13.862cm">
          <draw:image xlink:href="Pictures/10000201000000AC000000A1609BF7F7.png" xlink:type="simple" xlink:show="embed" xlink:actuate="onLoad"/>
          <draw:image xlink:href="Pictures/10009E67000011CE000010A68C3D9376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8T19:20:51.237000000</meta:creation-date>
    <dc:date>2016-08-17T05:56:09.52</dc:date>
    <meta:editing-duration>PT57M19S</meta:editing-duration>
    <meta:editing-cycles>6</meta:editing-cycles>
    <meta:generator>OpenOffice/4.1.2$Win32 OpenOffice.org_project/412m3$Build-9782</meta:generator>
    <dc:creator>shiyu ji</dc:creator>
    <meta:document-statistic meta:object-count="45"/>
  </office:meta>
</office:document-meta>
</file>